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2">
        <text:h text:style-name="Heading_20_4" text:outline-level="4">Löschen des Papierkorbs:</text:h>
        <text:p text:style-name="Textkörper_20_Einrückung_20_Organon">Der Papierkorb wird durch einen Klick auf das Symbol in der Menuleiste geleert.</text:p>
        <text:p text:style-name="Textkörper_20_Einrückung_20_Organon">Oder den Eintrag Bearbeiten / Papierkorb leeren klicken.</text:p>
        <text:p text:style-name="Textkörper_20_Einrückung_20_Organon"/>
        <text:p text:style-name="Textkörper_20_Einrückung_20_Organon"><text:span text:style-name="T1">Vorsicht</text:span>: Diese Aktion kann nicht rückgängig gemacht werden. (Aber Vorsicht war ja noch die Mother of Invention) </text:p>
        <text:p text:style-name="Textkörper_20_Einrückung_20_Organon">Zum Wiederherstellen von Dateien und Ordnern im Papierkorb, können diese einfach wieder in das Projekt gezogen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5" meta:word-count="58" meta:character-count="390"/>
    <dc:date>2015-05-09T12:59:14.07</dc:date>
    <meta:editing-duration>P0D</meta:editing-duration>
    <meta:editing-cycles>1</meta:editing-cycles>
    <meta:generator>OpenOffice/4.1.1$Win32 OpenOffice.org_project/411m6$Build-9775</meta:generator>
  </office:meta>
</office:document-meta>
</file>